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c4c" officeooo:paragraph-rsid="00047c4c"/>
    </style:style>
    <style:style style:name="P2" style:family="paragraph" style:parent-style-name="Standard">
      <style:paragraph-properties fo:text-align="center" style:justify-single-word="false"/>
      <style:text-properties officeooo:rsid="00047c4c" officeooo:paragraph-rsid="00047c4c"/>
    </style:style>
    <style:style style:name="P3" style:family="paragraph" style:parent-style-name="Standard">
      <style:paragraph-properties fo:text-align="justify" style:justify-single-word="false"/>
      <style:text-properties officeooo:rsid="00047c4c" officeooo:paragraph-rsid="00047c4c"/>
    </style:style>
    <style:style style:name="P4" style:family="paragraph" style:parent-style-name="Standard">
      <style:paragraph-properties fo:text-align="justify" style:justify-single-word="false"/>
      <style:text-properties officeooo:rsid="00047c4c" officeooo:paragraph-rsid="00065843"/>
    </style:style>
    <style:style style:name="P5" style:family="paragraph" style:parent-style-name="Standard">
      <style:paragraph-properties fo:text-align="justify" style:justify-single-word="false"/>
      <style:text-properties officeooo:rsid="00065843" officeooo:paragraph-rsid="00065843"/>
    </style:style>
    <style:style style:name="P6" style:family="paragraph" style:parent-style-name="Standard">
      <style:paragraph-properties fo:text-align="justify" style:justify-single-word="false"/>
      <style:text-properties officeooo:rsid="0007955b" officeooo:paragraph-rsid="0007955b"/>
    </style:style>
    <style:style style:name="P7" style:family="paragraph" style:parent-style-name="Standard">
      <style:paragraph-properties fo:text-align="center" style:justify-single-word="false"/>
      <style:text-properties officeooo:rsid="0007955b" officeooo:paragraph-rsid="0007955b"/>
    </style:style>
    <style:style style:name="P8" style:family="paragraph" style:parent-style-name="Standard">
      <style:text-properties officeooo:rsid="00047c4c" officeooo:paragraph-rsid="00047c4c"/>
    </style:style>
    <style:style style:name="P9" style:family="paragraph" style:parent-style-name="Standard">
      <style:paragraph-properties fo:text-align="justify" style:justify-single-word="false"/>
      <style:text-properties officeooo:rsid="0008544b" officeooo:paragraph-rsid="0008544b"/>
    </style:style>
    <style:style style:name="P10" style:family="paragraph" style:parent-style-name="Standard">
      <style:paragraph-properties fo:text-align="justify" style:justify-single-word="false"/>
      <style:text-properties officeooo:rsid="0009c7d2" officeooo:paragraph-rsid="0009c7d2"/>
    </style:style>
    <style:style style:name="T1" style:family="text">
      <style:text-properties officeooo:rsid="00047c4c"/>
    </style:style>
    <style:style style:name="T2" style:family="text">
      <style:text-properties officeooo:rsid="00065843"/>
    </style:style>
    <style:style style:name="T3" style:family="text">
      <style:text-properties officeooo:rsid="0007955b"/>
    </style:style>
    <style:style style:name="T4" style:family="text">
      <style:text-properties officeooo:rsid="0008544b"/>
    </style:style>
    <style:style style:name="T5" style:family="text">
      <style:text-properties officeooo:rsid="0009c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непропетровск <text:s text:c="105"/>2015.08.17</text:p>
      <text:p text:style-name="P2"/>
      <text:p text:style-name="P2">ТЕХНИЧЕСКОЕ ЗАДАНИЕ НА РАЗРАБОТКУ </text:p>
      <text:p text:style-name="P2">КОМПЬЮТЕРНОЙ ПРОГРАММЫ «01»</text:p>
      <text:p text:style-name="P2"/>
      <text:p text:style-name="P2">1. Цель</text:p>
      <text:p text:style-name="P2"/>
      <text:p text:style-name="P3">Создать программу позволяющую из определенного объема данных <text:span text:style-name="T4">исключать для демонстрации оператору</text:span> те, которые теряют актуальность по мере работы с ними клиента. <text:span text:style-name="T3">В частности, позволяющую из <text:s/>фиксированного числа слов иностранного языка удалять те слова, произношение и звучание которых хорошо усвоено.</text:span></text:p>
      <text:p text:style-name="P3"/>
      <text:p text:style-name="P4">В конечном варианте <text:s/>данные представленны в виде:</text:p>
      <text:p text:style-name="P4"><text:span text:style-name="T2">1.</text:span> <text:span text:style-name="T2">Основной таблицы</text:span> сформированной средствами Sqlite. <text:span text:style-name="T2">Количество столбцов не более 8, количество строк не более 10000. Базовым объектом хранения является строка включающая ячейки: ID, ключевой объект хранения, признаки объекта. Формат (тип данных) ячеек: txt, integer, bool(?).</text:span></text:p>
      <text:p text:style-name="P5">2. Дополнительной таблицы <text:span text:style-name="T1">сформированной средствами Sqlite. </text:span>Количество столбцов не более 8, количество строк не более 500. Базовым объектом хранения второй таблицы также является строка включающая: ID, идентификатор ключевого объекта хранения из первой таблицы, дополнительные <text:span text:style-name="T3">специальные </text:span>признаки объекта. Формат (тип данных) ячеек: txt, integer, bool(?).</text:p>
      <text:p text:style-name="P6">3. В частности, ключевым объектом хранения может быть английское слово, а его признаками: транскрипция; перевод на неанглийский язык (русский); графический образ; аудиообраз; возмоно дополнительные признаки.</text:p>
      <text:p text:style-name="P6">4. Дополнительная таблица формируется аналогично для такназываемых неправильных английских глаголов.</text:p>
      <text:p text:style-name="P6">5. Слова (ключевые объекты) в обеих таблицах располагаются в алфавитном <text:span text:style-name="T4">(установленном) </text:span>порядке .</text:p>
      <text:p text:style-name="P6"/>
      <text:p text:style-name="P7">2. Пользовательский интерфейс и соответствующие операции</text:p>
      <text:p text:style-name="P7"/>
      <text:p text:style-name="P6">1. Сеанс начинается с приветствия программы и предложения <text:s/><text:span text:style-name="T4">или начать процесс с самого начала, или продолжить <text:s/>с того места, на котором закончился предыдущий сеанс.</text:span></text:p>
      <text:p text:style-name="P9">2. Пользователь выбирате вариант соответствующим кликом на соответствующей иконке на экране.</text:p>
      <text:p text:style-name="P9">3. Если появившееся слово известно пользователю последний кликает на соответствующей иконке и программа переводит пользователя к следующему слову. <text:s/>Если слово не знакомо пользователю, пользователь кликает на соответствующей этому варианту иконке и программа выводит на экран и озвучивает все признаки слова.</text:p>
      <text:p text:style-name="P9">4. Если на экран выводится неправильный глагол, то на экране появляется <text:s/>иконка с возможностью вызова (визуализации и озвучивания) дополнительны<text:span text:style-name="T5">х</text:span> признак<text:span text:style-name="T5">ов</text:span>.</text:p>
      <text:p text:style-name="P10">5. Работа с программой может быть прекращена в любой момент инициализацией соответсвущей иконки.</text:p>
      <text:p text:style-name="P10">6. В более продвинутой версии прораммы можно предусмотреть возможность отрадения статистический данных: общее число слов в словаре; количество освоенных слов; количество повторений запуска каждого слова, необходимых для полного уго усвоения, и т.д</text:p>
      <text:p text:style-name="P3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3:48:10.233295352</meta:creation-date>
    <dc:date>2015-08-17T21:00:20.315322616</dc:date>
    <meta:editing-duration>PT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331" meta:character-count="2703" meta:non-whitespace-character-count="2277"/>
  </office:meta>
</office:document-meta>
</file>